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Sav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Save.doAction( ActionEvent 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ReportSave.convertSubTree( HashTree t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Save.Report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